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97000001DC8D67EB0F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36cm" svg:height="5.841cm" svg:x="0.375cm" svg:y="0.241cm">
          <draw:image xlink:href="Pictures/2000000200000297000001DC8D67EB0F.eps" xlink:type="simple" xlink:show="embed" xlink:actuate="onLoad">
            <text:p/>
          </draw:image>
        </draw:frame>
        <draw:custom-shape draw:style-name="gr2" draw:text-style-name="P1" xml:id="id2" draw:id="id2" draw:layer="layout" svg:width="1.295cm" svg:height="0.877cm" svg:x="2.66cm" svg:y="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147cm" svg:height="1.921cm" svg:x="2.382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868cm" svg:height="1.017cm" svg:x="1.226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253cm" svg:height="0.78cm" svg:x="1.19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237cm" svg:x1="6.965cm" svg:y1="0.978cm" svg:x2="3.766cm" svg:y2="0.839cm" draw:start-shape="id1" draw:start-glue-point="6" draw:end-shape="id2" draw:end-glue-point="11" svg:d="m6965 978c0-798-3199-728-3199-139">
          <text:p/>
        </draw:connector>
        <draw:connector draw:style-name="gr3" draw:text-style-name="P1" draw:layer="layout" draw:type="curve" draw:line-skew="1.426cm" svg:x1="5.613cm" svg:y1="1.393cm" svg:x2="3.955cm" svg:y2="2.201cm" draw:start-shape="id1" draw:start-glue-point="7" draw:end-shape="id3" svg:d="m5613 1393c0 552-1658 148-1658 808">
          <text:p/>
        </draw:connector>
        <draw:connector draw:style-name="gr3" draw:text-style-name="P1" draw:layer="layout" draw:type="curve" draw:line-skew="1.163cm 4.261cm 0.124cm" svg:x1="6.979cm" svg:y1="4.254cm" svg:x2="2.66cm" svg:y2="4.124cm" draw:start-shape="id4" draw:start-glue-point="6" draw:end-shape="id5" draw:end-glue-point="8" svg:d="m6979 4254c0-729-1993-486-1993 4s-2326 803-2326-134">
          <text:p/>
        </draw:connector>
        <draw:connector draw:style-name="gr3" draw:text-style-name="P1" draw:layer="layout" draw:type="curve" draw:line-skew="-0.593cm" svg:x1="7.171cm" svg:y1="5.166cm" svg:x2="2.268cm" svg:y2="5.916cm" draw:start-shape="id4" draw:start-glue-point="8" draw:end-shape="id6" draw:end-glue-point="9" svg:d="m7171 5166c0 1159-4903 784-4903 750">
          <text:p/>
        </draw:connector>
        <draw:frame draw:style-name="gr4" draw:layer="layout" svg:width="0.455cm" svg:height="0.388cm" svg:x="0.591cm" svg:y="0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42cm" svg:height="0.388cm" svg:x="0.597cm" svg:y="0.6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34cm" svg:height="0.388cm" svg:x="0.601cm" svg:y="1.1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485cm" svg:height="0.388cm" svg:x="0.576cm" svg:y="1.5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455cm" svg:height="0.388cm" svg:x="0.591cm" svg:y="2.3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442cm" svg:height="0.388cm" svg:x="0.597cm" svg:y="2.6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434cm" svg:height="0.388cm" svg:x="0.601cm" svg:y="3.2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485cm" svg:height="0.388cm" svg:x="0.576cm" svg:y="3.58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455cm" svg:height="0.388cm" svg:x="0.591cm" svg:y="4.40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442cm" svg:height="0.388cm" svg:x="0.597cm" svg:y="4.76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434cm" svg:height="0.388cm" svg:x="0.601cm" svg:y="5.2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485cm" svg:height="0.388cm" svg:x="0.576cm" svg:y="5.65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3" xml:id="id1" draw:id="id1" draw:layer="layout" svg:width="3.36cm" svg:height="1.141cm" svg:x="4.859cm" svg:y="0.835cm">
          <draw:text-box>
            <text:p text:style-name="P2"><text:span text:style-name="T1">ضرب گیٹ کو نفی۔جمع گیٹوں</text:span></text:p>
            <text:p text:style-name="P2"><text:span text:style-name="T1">سے ظاہر کرتے ہوئے</text:span></text:p>
          </draw:text-box>
          <draw:glue-point draw:id="4" svg:x="2.252cm" svg:y="-2.848cm"/>
          <draw:glue-point draw:id="5" svg:x="-3.673cm" svg:y="-0.806cm"/>
          <draw:glue-point draw:id="6" svg:x="1.268cm" svg:y="-3.751cm"/>
          <draw:glue-point draw:id="7" svg:x="-2.758cm" svg:y="-0.113cm"/>
        </draw:frame>
        <draw:frame draw:style-name="gr5" draw:text-style-name="P3" xml:id="id4" draw:id="id4" draw:layer="layout" svg:width="3.427cm" svg:height="1.141cm" svg:x="4.841cm" svg:y="4.06cm">
          <draw:text-box>
            <text:p text:style-name="P2"><text:span text:style-name="T1">جمع اور نفی کی جگہ</text:span></text:p>
            <text:p text:style-name="P2"><text:span text:style-name="T1"><text:s/></text:span><text:span text:style-name="T1">نفی۔جمع استعمال کرتے ہوئے</text:span></text:p>
          </draw:text-box>
          <draw:glue-point draw:id="4" svg:x="2.252cm" svg:y="-2.848cm"/>
          <draw:glue-point draw:id="5" svg:x="-3.673cm" svg:y="-0.806cm"/>
          <draw:glue-point draw:id="6" svg:x="1.243cm" svg:y="-3.304cm"/>
          <draw:glue-point draw:id="7" svg:x="3.177cm" svg:y="3.146cm"/>
          <draw:glue-point draw:id="8" svg:x="1.803cm" svg:y="4.706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6:24:35</dc:date>
    <dc:creator>kkk </dc:creator>
    <meta:editing-duration>PT19H10M42S</meta:editing-duration>
    <meta:editing-cycles>85</meta:editing-cycles>
    <meta:generator>LibreOffice/3.3$Linux LibreOffice_project/330m19$Build-401</meta:generator>
    <meta:document-statistic meta:object-count="23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10/content.xml><?xml version="1.0" encoding="utf-8"?>
<math xmlns="http://www.w3.org/1998/Math/MathML">
  <semantics>
    <mi>B</mi>
    <annotation encoding="StarMath 5.0">B</annotation>
  </semantics>
</math>
</file>

<file path=Object 11/content.xml><?xml version="1.0" encoding="utf-8"?>
<math xmlns="http://www.w3.org/1998/Math/MathML">
  <semantics>
    <mi>C</mi>
    <annotation encoding="StarMath 5.0">C</annotation>
  </semantics>
</math>
</file>

<file path=Object 12/content.xml><?xml version="1.0" encoding="utf-8"?>
<math xmlns="http://www.w3.org/1998/Math/MathML">
  <semantics>
    <mi>D</mi>
    <annotation encoding="StarMath 5.0">D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D</mi>
    <annotation encoding="StarMath 5.0">D</annotation>
  </semantics>
</math>
</file>

<file path=Object 5/content.xml><?xml version="1.0" encoding="utf-8"?>
<math xmlns="http://www.w3.org/1998/Math/MathML">
  <semantics>
    <mi>A</mi>
    <annotation encoding="StarMath 5.0">A</annotation>
  </semantics>
</math>
</file>

<file path=Object 6/content.xml><?xml version="1.0" encoding="utf-8"?>
<math xmlns="http://www.w3.org/1998/Math/MathML">
  <semantics>
    <mi>B</mi>
    <annotation encoding="StarMath 5.0">B</annotation>
  </semantics>
</math>
</file>

<file path=Object 7/content.xml><?xml version="1.0" encoding="utf-8"?>
<math xmlns="http://www.w3.org/1998/Math/MathML">
  <semantics>
    <mi>C</mi>
    <annotation encoding="StarMath 5.0">C</annotation>
  </semantics>
</math>
</file>

<file path=Object 8/content.xml><?xml version="1.0" encoding="utf-8"?>
<math xmlns="http://www.w3.org/1998/Math/MathML">
  <semantics>
    <mi>D</mi>
    <annotation encoding="StarMath 5.0">D</annotation>
  </semantics>
</math>
</file>

<file path=Object 9/content.xml><?xml version="1.0" encoding="utf-8"?>
<math xmlns="http://www.w3.org/1998/Math/MathML">
  <semantics>
    <mi>A</mi>
    <annotation encoding="StarMath 5.0">A</annotation>
  </semantics>
</math>
</file>